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b>
          <mi>O</mi>
          <mi mathvariant="italic">pr</mi>
        </msub>
        <mo stretchy="false">=</mo>
        <mi mathvariant="italic">floor</mi>
      </mrow>
      <mrow>
        <mo fence="true" stretchy="false">(</mo>
        <mrow>
          <mi>O</mi>
        </mrow>
        <mo fence="true" stretchy="false">)</mo>
      </mrow>
    </mrow>
    <annotation encoding="StarMath 5.0">O_pr = floor( O )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9:24:19.068000000</meta:creation-date>
    <dc:date>2019-09-26T19:24:52.645000000</dc:date>
    <meta:editing-duration>PT33S</meta:editing-duration>
    <meta:editing-cycles>1</meta:editing-cycles>
    <meta:generator>LibreOffice/6.3.1.2$Windows_x86 LibreOffice_project/b79626edf0065ac373bd1df5c28bd630b4424273</meta:generator>
  </office:meta>
</office:document-meta>
</file>